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2111" officeooo:paragraph-rsid="00002111"/>
    </style:style>
    <style:style style:name="P2" style:family="paragraph" style:parent-style-name="Text_20_body" style:list-style-name="L1">
      <style:text-properties officeooo:rsid="00002111" officeooo:paragraph-rsid="00002111"/>
    </style:style>
    <style:style style:name="P3" style:family="paragraph" style:parent-style-name="Text_20_body" style:list-style-name="L1">
      <style:text-properties officeooo:rsid="0000d775" officeooo:paragraph-rsid="0000d775"/>
    </style:style>
    <style:style style:name="P4" style:family="paragraph" style:parent-style-name="Text_20_body">
      <style:text-properties officeooo:rsid="0001e31c" officeooo:paragraph-rsid="0001e31c"/>
    </style:style>
    <style:style style:name="P5" style:family="paragraph" style:parent-style-name="Heading_20_1">
      <style:text-properties officeooo:rsid="00002111" officeooo:paragraph-rsid="00002111"/>
    </style:style>
    <style:style style:name="T1" style:family="text">
      <style:text-properties officeooo:rsid="000021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ris</text:span> incident</text:p>
      <text:h text:style-name="P5" text:outline-level="1">Synopsis</text:h>
      <text:p text:style-name="P1">The players are an investigative team from the BFC, tasked with reviewing a major incident at Iris station, that caused about fifty dead people (and about two dozen more clones), though explosive decompression of a company module right at the junction with the beehive part of the station.</text:p>
      <text:p text:style-name="P1">There is a lot to be investigated, and that will lead to several possibilities, that the players will have to investigate in order to write the official report. Some people may try to modify their report, regardless of the truth.</text:p>
      <text:p text:style-name="P1">Scenes: arrival at the station, on-site investigation, witness testimonies, technical investigation, criminal activities investigation, police raid, maintenance issues, corruption investigation, local troubles.</text:p>
      <text:h text:style-name="Heading_20_1" text:outline-level="1">PCs</text:h>
      <text:p text:style-name="P1">We want a decent variety of groups for such a task force</text:p>
      <text:list xml:id="list3721209213" text:style-name="L1">
        <text:list-item>
          <text:p text:style-name="P2">Security guy, just in case</text:p>
        </text:list-item>
        <text:list-item>
          <text:p text:style-name="P2">Civil engineering consultant</text:p>
        </text:list-item>
        <text:list-item>
          <text:p text:style-name="P3">Detective, internal affairs</text:p>
        </text:list-item>
        <text:list-item>
          <text:p text:style-name="P3">Official investigator, leading the task force</text:p>
        </text:list-item>
        <text:list-item>
          <text:p text:style-name="P3">Local fixer, to give more flexibility to the team</text:p>
        </text:list-item>
      </text:list>
      <text:p text:style-name="P4">This task force is purposed-gathered to investigate on the inc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26T16:30:00.687000000</dc:date>
    <meta:editing-duration>PT3M46S</meta:editing-duration>
    <meta:editing-cycles>2</meta:editing-cycles>
    <meta:document-statistic meta:table-count="0" meta:image-count="0" meta:object-count="0" meta:page-count="1" meta:paragraph-count="13" meta:word-count="167" meta:character-count="1055" meta:non-whitespace-character-count="906"/>
  </office:meta>
</office:document-meta>
</file>